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7d86b" officeooo:paragraph-rsid="0007d86b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90da4" officeooo:paragraph-rsid="00090da4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0aeea6" officeooo:paragraph-rsid="000aeea6"/>
    </style:style>
    <style:style style:name="T1" style:family="text">
      <style:text-properties officeooo:rsid="00064788"/>
    </style:style>
    <style:style style:name="T2" style:family="text">
      <style:text-properties officeooo:rsid="00092c3b"/>
    </style:style>
    <style:style style:name="T3" style:family="text">
      <style:text-properties fo:language="ru" fo:country="RU"/>
    </style:style>
    <style:style style:name="T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28MB,1S,<text:span text:style-name="T1">sum3</text:span>.xxx</text:p>
      <text:p text:style-name="P1"><text:bookmark text:name="OLE_LINK1"/><text:bookmark text:name="OLE_LINK5"/>某不科学的超数列求和3</text:p>
      <text:p text:style-name="P5"><text:bookmark text:name="_GoBack"/>问题描述</text:p>
      <text:p text:style-name="P9">（2019石家庄零模）求<draw:frame draw:style-name="fr1" draw:name="对象1" text:anchor-type="as-char" svg:y="-0.75cm" svg:width="6.396cm" svg:height="1.214cm" draw:z-index="0"><draw:object xlink:href="./Object 1" xlink:type="simple" xlink:show="embed" xlink:actuate="onLoad"/><draw:image xlink:href="./ObjectReplacements/Object 1" xlink:type="simple" xlink:show="embed" xlink:actuate="onLoad"/></draw:frame>。</text:p>
      <text:p text:style-name="P7"><text:bookmark text:name="OLE_LINK2"/></text:p>
      <text:p text:style-name="P5">输入描述</text:p>
      <text:p text:style-name="P9">一行3个用空格隔开的整数n,m,a。</text:p>
      <text:p text:style-name="P7"><text:bookmark text:name="OLE_LINK4"/></text:p>
      <text:p text:style-name="P6"/>
      <text:p text:style-name="P5">输出描述</text:p>
      <text:p text:style-name="P10">一行一个整数表示答案<text:span text:style-name="T2">。</text:span></text:p>
      <text:p text:style-name="P7"><text:bookmark text:name="OLE_LINK6"/></text:p>
      <text:p text:style-name="P5">样例输入</text:p>
      <text:p text:style-name="P3"/>
      <text:p text:style-name="P4"/>
      <text:p text:style-name="P4"/>
      <text:p text:style-name="P5">样例输出</text:p>
      <text:p text:style-name="P2"/>
      <text:p text:style-name="P11"/>
      <text:p text:style-name="P5">数据范围及提示</text:p>
      <text:p text:style-name="P11"><text:span text:style-name="T4">1 &lt;= n, a &lt;= 2e9; 1 &lt;= m &lt;= 100,0000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16T21:24:05.720000000</dc:date>
    <meta:editing-cycles>7</meta:editing-cycles>
    <meta:editing-duration>PT5M19S</meta:editing-duration>
    <meta:generator>LibreOffice/6.0.7.3$Windows_X86_64 LibreOffice_project/dc89aa7a9eabfd848af146d5086077aeed2ae4a5</meta:generator>
    <meta:document-statistic meta:table-count="0" meta:image-count="0" meta:object-count="1" meta:page-count="1" meta:paragraph-count="12" meta:word-count="85" meta:character-count="134" meta:non-whitespace-character-count="124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sub>
              <mi>x</mi>
              <mn>1</mn>
            </msub>
            <mo stretchy="false">=</mo>
            <mn>1</mn>
          </mrow>
          <mi>n</mi>
        </munderover>
        <mrow>
          <munderover>
            <mo stretchy="false">∑</mo>
            <mrow>
              <msub>
                <mi>x</mi>
                <mn>2</mn>
              </msub>
              <mo stretchy="false">=</mo>
              <mn>1</mn>
            </mrow>
            <msub>
              <mi>x</mi>
              <mn>1</mn>
            </msub>
          </munderover>
          <mn>...</mn>
        </mrow>
      </mrow>
      <mrow>
        <munderover>
          <mo stretchy="false">∑</mo>
          <mrow>
            <msub>
              <mi>x</mi>
              <mi>m</mi>
            </msub>
            <mo stretchy="false">=</mo>
            <mn>1</mn>
          </mrow>
          <msub>
            <mi>x</mi>
            <mrow>
              <mi>m</mi>
              <mo stretchy="false">−</mo>
              <mn>1</mn>
            </mrow>
          </msub>
        </munderover>
        <mrow>
          <munderover>
            <mo stretchy="false">∑</mo>
            <mrow>
              <mi>i</mi>
              <mo stretchy="false">=</mo>
              <msub>
                <mi>x</mi>
                <mi>m</mi>
              </msub>
            </mrow>
            <mrow>
              <mn>2</mn>
              <msub>
                <mi>x</mi>
                <mi>m</mi>
              </msub>
            </mrow>
          </munderover>
          <msup>
            <mi>a</mi>
            <mi>i</mi>
          </msup>
        </mrow>
      </mrow>
      <mi mathvariant="italic">mod</mi>
      <mn>2147483647</mn>
    </mrow>
    <annotation encoding="StarMath 5.0">sum from { x_1=1 } to { n } sum from { x_2=1 } to { x_1 }...sum from{ x_m=1 } to { x_{m-1} } sum from { i=x_m } to { 2x_m }a^i mod 2147483647</annotation>
  </semantics>
</math>
</file>